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. No.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8n</text:p>
          </table:table-cell>
          <table:table-cell office:value-type="string" calcext:value-type="string">
            <text:p>Hr-resume-screening</text:p>
          </table:table-cell>
          <table:table-cell office:value-type="string" calcext:value-type="string">
            <text:p>https://github.com/Lingeshwaran27/HR-Candidate-Evalua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8n</text:p>
          </table:table-cell>
          <table:table-cell office:value-type="string" calcext:value-type="string">
            <text:p>gusto_hr_payroll_automation</text:p>
          </table:table-cell>
          <table:table-cell office:value-type="string" calcext:value-type="string">
            <text:p>https://github.com/joshreeder/n8n-nodes-gu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08:58:41.964841899</meta:creation-date>
    <dc:date>2025-07-05T09:01:25.649020398</dc:date>
    <meta:editing-duration>PT1M1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